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d96f" officeooo:paragraph-rsid="000b38ec"/>
    </style:style>
    <style:style style:name="P2" style:family="paragraph" style:parent-style-name="Standard">
      <style:text-properties officeooo:rsid="0009d96f" officeooo:paragraph-rsid="000c589a"/>
    </style:style>
    <style:style style:name="P3" style:family="paragraph" style:parent-style-name="Standard">
      <style:text-properties officeooo:rsid="0009e615" officeooo:paragraph-rsid="000b38ec"/>
    </style:style>
    <style:style style:name="P4" style:family="paragraph" style:parent-style-name="Standard">
      <style:text-properties officeooo:rsid="000a2005" officeooo:paragraph-rsid="000b38ec"/>
    </style:style>
    <style:style style:name="P5" style:family="paragraph" style:parent-style-name="Standard">
      <style:text-properties officeooo:rsid="0009d96f" officeooo:paragraph-rsid="000b38ec"/>
    </style:style>
    <style:style style:name="P6" style:family="paragraph" style:parent-style-name="Standard">
      <style:text-properties officeooo:rsid="0009d96f" officeooo:paragraph-rsid="00119401"/>
    </style:style>
    <style:style style:name="P7" style:family="paragraph" style:parent-style-name="Standard">
      <style:text-properties officeooo:rsid="00119401" officeooo:paragraph-rsid="00119401"/>
    </style:style>
    <style:style style:name="T1" style:family="text">
      <style:text-properties officeooo:rsid="0009e615"/>
    </style:style>
    <style:style style:name="T2" style:family="text">
      <style:text-properties officeooo:rsid="000a2005"/>
    </style:style>
    <style:style style:name="T3" style:family="text">
      <style:text-properties officeooo:rsid="000d2d7a"/>
    </style:style>
    <style:style style:name="T4" style:family="text">
      <style:text-properties officeooo:rsid="001015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 a standalone application for parsing content of different types of files and storing it to DB</text:p>
      <text:p text:style-name="P1"/>
      <text:p text:style-name="P1">Basic requirements: </text:p>
      <text:p text:style-name="P1">- CentOS 7 </text:p>
      <text:p text:style-name="P1">- Java 8 </text:p>
      <text:p text:style-name="P6">- <text:span text:style-name="T1">Elasticsearch 6</text:span></text:p>
      <text:p text:style-name="P7"></text:p>
      <text:p text:style-name="P7">Advanced requirements (if possible):</text:p>
      <text:p text:style-name="P7">- No Spring</text:p>
      <text:p text:style-name="P7">- No Hibernate</text:p>
      <text:p text:style-name="P7">- No Maven / Gradle</text:p>
      <text:p text:style-name="P1"/>
      <text:p text:style-name="P1">Input: </text:p>
      <text:p text:style-name="P1">- 4 Folders: archives, emails, images, text </text:p>
      <text:p text:style-name="P1">- Each of this folders contains thousands of files with according file type: </text:p>
      <text:p text:style-name="P1"><text:tab/>- archives: .zip, .tar.gz, .rar, etc. </text:p>
      <text:p text:style-name="P1"><text:tab/>- images: .jpg, .png, .tiff, .gif, etc. </text:p>
      <text:p text:style-name="P1"><text:tab/>- text: .txt, .doc, .pdf, .odt, etc. </text:p>
      <text:p text:style-name="P1"><text:tab/>- emails: .eml (emails might contain any of described above files as attachments) </text:p>
      <text:p text:style-name="P1"/>
      <text:p text:style-name="P1">Application requirements:</text:p>
      <text:p text:style-name="P1"/>
      <text:p text:style-name="P1">- <text:span text:style-name="T2">Level 1:</text:span></text:p>
      <text:p text:style-name="P1"><text:tab/>- Checks input folder for new files</text:p>
      <text:p text:style-name="P1"><text:tab/>- Parses files content</text:p>
      <text:p text:style-name="P2"><text:tab/>- <text:span text:style-name="T1">Provides statistics (processed, failed, etc.)</text:span></text:p>
      <text:p text:style-name="P2"><text:tab/>- <text:span text:style-name="T3">Provides performance statistics (files/sec processed, records/sec inserted, etc.)</text:span></text:p>
      <text:p text:style-name="P1"/>
      <text:p text:style-name="P4">- Level 2:</text:p>
      <text:p text:style-name="P1"><text:tab/>- Multi-threaded (at least 1 thread per folder)</text:p>
      <text:p text:style-name="P1"><text:tab/>- Configura<text:span text:style-name="T1">tion</text:span> file contain<text:span text:style-name="T1">s</text:span> database connection parameters, threads limiting, etc.</text:p>
      <text:p text:style-name="P1"/>
      <text:p text:style-name="P4">- Level 3:</text:p>
      <text:p text:style-name="P1"><text:tab/>- Stores content of processed files in <text:span text:style-name="T1">Elasticsearch</text:span> database</text:p>
      <text:p text:style-name="P1"/>
      <text:p text:style-name="P1">- <text:span text:style-name="T4">Level 4:</text:span></text:p>
      <text:p text:style-name="P1"><text:tab/>- <text:span text:style-name="T4">Design Elasticsearch index template</text:span></text:p>
      <text:p text:style-name="P3"><text:tab/>- <text:span text:style-name="T2">(If have any UI experience)</text:span> Implement a basic UI to search files content by keywor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1:18:56.696669630</meta:creation-date>
    <dc:date>2019-10-29T15:26:37.163827182</dc:date>
    <meta:editing-duration>PT40M2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185" meta:character-count="1148" meta:non-whitespace-character-count="965"/>
  </office:meta>
</office:document-meta>
</file>